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indent="0.5in"/>
    </style:style>
    <style:style style:name="P3" style:parent-style-name="Normal" style:family="paragraph">
      <style:paragraph-properties fo:text-indent="0.5in"/>
    </style:style>
  </office:automatic-styles>
  <office:body>
    <office:text text:use-soft-page-breaks="true">
      <text:p text:style-name="P1">Art:</text:p>
      <text:p text:style-name="P2">Water Texture - http://www.textures4photoshop.com/tex/water-and-liquid/water-pool-texture-seamless-and-free.aspx</text:p>
      <text:p text:style-name="Normal">Audio:</text:p>
      <text:p text:style-name="Normal">Following sounds from<text:s/><text:a xlink:href="https://freesound.org" office:target-frame-name="_top" xlink:show="replace"><text:span text:style-name="Hyperlink">https://freesound.org</text:span></text:a>, do note that all sounds have been edited slightly to ensure<text:s/>a quality experience:</text:p>
      <text:p text:style-name="Normal"><text:tab/>Crate Break - Original by kevinkace</text:p>
      <text:p text:style-name="Normal"><text:tab/>Upgrade sound - Original by benboncan</text:p>
      <text:p text:style-name="Normal"><text:tab/>Hit sound - Original by magnuswaker</text:p>
      <text:p text:style-name="Normal"><text:tab/>Player hurt sound - Original by whisperbandnumber1</text:p>
      <text:p text:style-name="Normal"><text:tab/>Ocean ambience - Original by noted451</text:p>
      <text:p text:style-name="Normal"><text:tab/>Ship breaking water - Original by soundrangers</text:p>
      <text:p text:style-name="Normal"><text:tab/>Gun shot - Original by Marre unt Nybbe</text:p>
      <text:p text:style-name="Normal"><text:tab/>Swing sound - Original by InspectorJ</text:p>
      <text:p text:style-name="Normal"><text:tab/>Whale Sound Baleines.wav - by davidou</text:p>
      <text:p text:style-name="Normal"><text:tab/>wolf<text:s/>growl - by newagesoup</text:p>
      <text:p text:style-name="P3">pickup sound -<text:s/>greenvwbeetle</text:p>
      <text:p text:style-name="Normal">https://www.serpentsoundstudios.com:</text:p>
      <text:p text:style-name="Normal"><text:tab/>The Northern Path (Background Music) - Alexander Nakarada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ngvi Leó Þráinsson</meta:initial-creator>
    <dc:creator>Yngvi Leó Þráinsson</dc:creator>
    <meta:creation-date>2022-04-06T13:06:00Z</meta:creation-date>
    <dc:date>2022-04-06T13:21:00Z</dc:date>
    <meta:template xlink:href="Normal.dotm" xlink:type="simple"/>
    <meta:editing-cycles>21</meta:editing-cycles>
    <meta:editing-duration>PT900S</meta:editing-duration>
    <meta:document-statistic meta:page-count="1" meta:paragraph-count="1" meta:word-count="121" meta:character-count="812" meta:row-count="5" meta:non-whitespace-character-count="692"/>
  </office:meta>
</office:document-meta>
</file>